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1000 REPS</text:p>
          </table:table-cell>
          <table:table-cell office:value-type="string" calcext:value-type="string">
            <text:p>3 Iterations</text:p>
          </table:table-cell>
          <table:table-cell office:value-type="string" calcext:value-type="string">
            <text:p>10% CPU/server</text:p>
          </table:table-cell>
          <table:table-cell/>
          <table:table-cell office:value-type="string" calcext:value-type="string">
            <text:p>Reads only workload</text:p>
          </table:table-cell>
          <table:table-cell/>
          <table:table-cell office:value-type="string" calcext:value-type="string">
            <text:p>create table t4 (a bigint primary key, b char(100), c char(100), d char(100), e char(100));</text:p>
          </table:table-cell>
          <table:table-cell office:value-type="string" calcext:value-type="string">
            <text:p>400 database rows</text:p>
          </table:table-cell>
          <table:table-cell office:value-type="string" calcext:value-type="string">
            <text:p>query uniform-distribution(1,250)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#Servers</text:p>
          </table:table-cell>
          <table:table-cell office:value-type="string" calcext:value-type="string">
            <text:p>#Clients</text:p>
          </table:table-cell>
          <table:table-cell office:value-type="string" calcext:value-type="string">
            <text:p>Latency = Time/Client (s)</text:p>
          </table:table-cell>
          <table:table-cell office:value-type="string" calcext:value-type="string">
            <text:p>Total Throughput (Ops/sec)</text:p>
          </table:table-cell>
          <table:table-cell table:style-name="ce1" office:value-type="string" calcext:value-type="string">
            <text:p>Throughput/Node(Ops/sec)</text:p>
          </table:table-cell>
          <table:table-cell table:number-columns-repeated="2"/>
          <table:table-cell office:value-type="string" calcext:value-type="string">
            <text:p>#Servers</text:p>
          </table:table-cell>
          <table:table-cell office:value-type="string" calcext:value-type="string">
            <text:p>#Clients</text:p>
          </table:table-cell>
          <table:table-cell office:value-type="string" calcext:value-type="string">
            <text:p>Latency = Time/Client (s)</text:p>
          </table:table-cell>
          <table:table-cell office:value-type="string" calcext:value-type="string">
            <text:p>Total Throughput (Ops/sec)</text:p>
          </table:table-cell>
          <table:table-cell table:style-name="ce1" office:value-type="string" calcext:value-type="string">
            <text:p>Throughput/Node(Ops/se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18" calcext:value-type="float">
            <text:p>1,18</text:p>
          </table:table-cell>
          <table:table-cell table:formula="of:=[.B5]*QUOTIENT(3000;[.C5])" office:value-type="float" office:value="2542" calcext:value-type="float">
            <text:p>2542</text:p>
          </table:table-cell>
          <table:table-cell table:formula="of:=ROUND([.D5]/[.A5]; 0)" office:value-type="float" office:value="2542" calcext:value-type="float">
            <text:p>25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,56</text:p>
          </table:table-cell>
          <table:table-cell table:formula="of:=[.I5]*QUOTIENT(3000;[.J5])" office:value-type="float" office:value="5357" calcext:value-type="float">
            <text:p>5357</text:p>
          </table:table-cell>
          <table:table-cell table:formula="of:=ROUND([.K5]/[.H5]; 0)"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formula="of:=[.B6]*QUOTIENT(3000;[.C6])" office:value-type="float" office:value="2448" calcext:value-type="float">
            <text:p>2448</text:p>
          </table:table-cell>
          <table:table-cell table:formula="of:=ROUND([.D6]/[.A6]; 0)" office:value-type="float" office:value="2448" calcext:value-type="float">
            <text:p>2448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.92" calcext:value-type="float">
            <text:p>0,92</text:p>
          </table:table-cell>
          <table:table-cell table:formula="of:=[.I6]*QUOTIENT(3000;[.J6])" office:value-type="float" office:value="6520" calcext:value-type="float">
            <text:p>6520</text:p>
          </table:table-cell>
          <table:table-cell table:formula="of:=ROUND([.K6]/[.H6]; 0)"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8" calcext:value-type="float">
            <text:p>3,18</text:p>
          </table:table-cell>
          <table:table-cell table:formula="of:=[.B7]*QUOTIENT(3000;[.C7])" office:value-type="float" office:value="2829" calcext:value-type="float">
            <text:p>2829</text:p>
          </table:table-cell>
          <table:table-cell table:formula="of:=ROUND([.D7]/[.A7]; 0)" office:value-type="float" office:value="2829" calcext:value-type="float">
            <text:p>28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,24</text:p>
          </table:table-cell>
          <table:table-cell table:formula="of:=[.I7]*QUOTIENT(3000;[.J7])" office:value-type="float" office:value="7257" calcext:value-type="float">
            <text:p>7257</text:p>
          </table:table-cell>
          <table:table-cell table:formula="of:=ROUND([.K7]/[.H7]; 0)" office:value-type="float" office:value="3629" calcext:value-type="float">
            <text:p>3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74" calcext:value-type="float">
            <text:p>3,74</text:p>
          </table:table-cell>
          <table:table-cell table:formula="of:=[.B8]*QUOTIENT(3000;[.C8])" office:value-type="float" office:value="3208" calcext:value-type="float">
            <text:p>3208</text:p>
          </table:table-cell>
          <table:table-cell table:formula="of:=ROUND([.D8]/[.A8]; 0)" office:value-type="float" office:value="3208" calcext:value-type="float">
            <text:p>32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,12</text:p>
          </table:table-cell>
          <table:table-cell table:formula="of:=[.I8]*QUOTIENT(3000;[.J8])" office:value-type="float" office:value="5660" calcext:value-type="float">
            <text:p>5660</text:p>
          </table:table-cell>
          <table:table-cell table:formula="of:=ROUND([.K8]/[.H8]; 0)"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 table:formula="of:=[.B9]*QUOTIENT(3000;[.C9])" office:value-type="float" office:value="3570" calcext:value-type="float">
            <text:p>3570</text:p>
          </table:table-cell>
          <table:table-cell table:formula="of:=ROUND([.D9]/[.A9]; 0)" office:value-type="float" office:value="3570" calcext:value-type="float">
            <text:p>35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37" calcext:value-type="float">
            <text:p>2,37</text:p>
          </table:table-cell>
          <table:table-cell table:formula="of:=[.I9]*QUOTIENT(3000;[.J9])" office:value-type="float" office:value="6325" calcext:value-type="float">
            <text:p>6325</text:p>
          </table:table-cell>
          <table:table-cell table:formula="of:=ROUND([.K9]/[.H9]; 0)"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46" calcext:value-type="float">
            <text:p>4,46</text:p>
          </table:table-cell>
          <table:table-cell table:formula="of:=[.B10]*QUOTIENT(3000;[.C10])" office:value-type="float" office:value="4032" calcext:value-type="float">
            <text:p>4032</text:p>
          </table:table-cell>
          <table:table-cell table:formula="of:=ROUND([.D10]/[.A10]; 0)" office:value-type="float" office:value="4032" calcext:value-type="float">
            <text:p>40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.45" calcext:value-type="float">
            <text:p>2,45</text:p>
          </table:table-cell>
          <table:table-cell table:formula="of:=[.I10]*QUOTIENT(3000;[.J10])" office:value-type="float" office:value="7344" calcext:value-type="float">
            <text:p>7344</text:p>
          </table:table-cell>
          <table:table-cell table:formula="of:=ROUND([.K10]/[.H10]; 0)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table:formula="of:=[.B11]*QUOTIENT(3000;[.C11])" office:value-type="float" office:value="5328" calcext:value-type="float">
            <text:p>5328</text:p>
          </table:table-cell>
          <table:table-cell table:formula="of:=ROUND([.D11]/[.A11]; 0)" office:value-type="float" office:value="5328" calcext:value-type="float">
            <text:p>53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69" calcext:value-type="float">
            <text:p>2,69</text:p>
          </table:table-cell>
          <table:table-cell table:formula="of:=[.I11]*QUOTIENT(3000;[.J11])" office:value-type="float" office:value="8920" calcext:value-type="float">
            <text:p>8920</text:p>
          </table:table-cell>
          <table:table-cell table:formula="of:=ROUND([.K11]/[.H11]; 0)"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table:formula="of:=[.B12]*QUOTIENT(3000;[.C12])" office:value-type="float" office:value="6660" calcext:value-type="float">
            <text:p>6660</text:p>
          </table:table-cell>
          <table:table-cell table:formula="of:=ROUND([.D12]/[.A12]; 0)" office:value-type="float" office:value="6660" calcext:value-type="float">
            <text:p>66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96" calcext:value-type="float">
            <text:p>2,96</text:p>
          </table:table-cell>
          <table:table-cell table:formula="of:=[.I12]*QUOTIENT(3000;[.J12])" office:value-type="float" office:value="10130" calcext:value-type="float">
            <text:p>10130</text:p>
          </table:table-cell>
          <table:table-cell table:formula="of:=ROUND([.K12]/[.H12]; 0)" office:value-type="float" office:value="5065" calcext:value-type="float">
            <text:p>5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.1" calcext:value-type="float">
            <text:p>7,1</text:p>
          </table:table-cell>
          <table:table-cell table:formula="of:=[.B13]*QUOTIENT(3000;[.C13])" office:value-type="float" office:value="8440" calcext:value-type="float">
            <text:p>8440</text:p>
          </table:table-cell>
          <table:table-cell table:formula="of:=ROUND([.D13]/[.A13]; 0)" office:value-type="float" office:value="8440" calcext:value-type="float">
            <text:p>84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.25" calcext:value-type="float">
            <text:p>4,25</text:p>
          </table:table-cell>
          <table:table-cell table:formula="of:=[.I13]*QUOTIENT(3000;[.J13])" office:value-type="float" office:value="14100" calcext:value-type="float">
            <text:p>14100</text:p>
          </table:table-cell>
          <table:table-cell table:formula="of:=ROUND([.K13]/[.H13]; 0)" office:value-type="float" office:value="7050" calcext:value-type="float">
            <text:p>70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.25" calcext:value-type="float">
            <text:p>11,25</text:p>
          </table:table-cell>
          <table:table-cell table:formula="of:=[.B14]*QUOTIENT(3000;[.C14])" office:value-type="float" office:value="10640" calcext:value-type="float">
            <text:p>10640</text:p>
          </table:table-cell>
          <table:table-cell table:formula="of:=ROUND([.D14]/[.A14]; 0)" office:value-type="float" office:value="10640" calcext:value-type="float">
            <text:p>106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.43" calcext:value-type="float">
            <text:p>7,43</text:p>
          </table:table-cell>
          <table:table-cell table:formula="of:=[.I14]*QUOTIENT(3000;[.J14])" office:value-type="float" office:value="16120" calcext:value-type="float">
            <text:p>16120</text:p>
          </table:table-cell>
          <table:table-cell table:formula="of:=ROUND([.K14]/[.H14]; 0)" office:value-type="float" office:value="8060" calcext:value-type="float">
            <text:p>80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.87" calcext:value-type="float">
            <text:p>14,87</text:p>
          </table:table-cell>
          <table:table-cell table:formula="of:=[.B15]*QUOTIENT(3000;[.C15])" office:value-type="float" office:value="12060" calcext:value-type="float">
            <text:p>12060</text:p>
          </table:table-cell>
          <table:table-cell table:formula="of:=ROUND([.D15]/[.A15]; 0)" office:value-type="float" office:value="12060" calcext:value-type="float">
            <text:p>120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1.03" calcext:value-type="float">
            <text:p>11,03</text:p>
          </table:table-cell>
          <table:table-cell table:formula="of:=[.I15]*QUOTIENT(3000;[.J15])" office:value-type="float" office:value="16260" calcext:value-type="float">
            <text:p>16260</text:p>
          </table:table-cell>
          <table:table-cell table:formula="of:=ROUND([.K15]/[.H15]; 0)" office:value-type="float" office:value="8130" calcext:value-type="float">
            <text:p>81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.44" calcext:value-type="float">
            <text:p>19,44</text:p>
          </table:table-cell>
          <table:table-cell table:formula="of:=[.B16]*QUOTIENT(3000;[.C16])" office:value-type="float" office:value="12320" calcext:value-type="float">
            <text:p>12320</text:p>
          </table:table-cell>
          <table:table-cell table:formula="of:=ROUND([.D16]/[.A16]; 0)" office:value-type="float" office:value="12320" calcext:value-type="float">
            <text:p>123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5.27" calcext:value-type="float">
            <text:p>15,27</text:p>
          </table:table-cell>
          <table:table-cell table:formula="of:=[.I16]*QUOTIENT(3000;[.J16])" office:value-type="float" office:value="15680" calcext:value-type="float">
            <text:p>15680</text:p>
          </table:table-cell>
          <table:table-cell table:formula="of:=ROUND([.K16]/[.H16]; 0)" office:value-type="float" office:value="7840" calcext:value-type="float">
            <text:p>784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#Servers</text:p>
          </table:table-cell>
          <table:table-cell office:value-type="string" calcext:value-type="string">
            <text:p>#Clients</text:p>
          </table:table-cell>
          <table:table-cell office:value-type="string" calcext:value-type="string">
            <text:p>Latency = Latency = Time/Client (s)</text:p>
          </table:table-cell>
          <table:table-cell office:value-type="string" calcext:value-type="string">
            <text:p>Total Throughput (Ops/sec)</text:p>
          </table:table-cell>
          <table:table-cell table:style-name="ce1" office:value-type="string" calcext:value-type="string">
            <text:p>Throughput/Node(Ops/sec)</text:p>
          </table:table-cell>
          <table:table-cell table:number-columns-repeated="2"/>
          <table:table-cell office:value-type="string" calcext:value-type="string">
            <text:p>#Servers</text:p>
          </table:table-cell>
          <table:table-cell office:value-type="string" calcext:value-type="string">
            <text:p>#Clients</text:p>
          </table:table-cell>
          <table:table-cell office:value-type="string" calcext:value-type="string">
            <text:p>Latency = Time/Client (s)</text:p>
          </table:table-cell>
          <table:table-cell office:value-type="string" calcext:value-type="string">
            <text:p>Total Throughput (Ops/sec)</text:p>
          </table:table-cell>
          <table:table-cell table:style-name="ce1" office:value-type="string" calcext:value-type="string">
            <text:p>Throughput/Node(Ops/sec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table:formula="of:=[.B19]*QUOTIENT(3000;[.C19])" office:value-type="float" office:value="6666" calcext:value-type="float">
            <text:p>6666</text:p>
          </table:table-cell>
          <table:table-cell table:formula="of:=ROUND([.D19]/[.A19]; 0)" office:value-type="float" office:value="2222" calcext:value-type="float">
            <text:p>22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table:formula="of:=[.I19]*QUOTIENT(3000;[.J19])" office:value-type="float" office:value="6666" calcext:value-type="float">
            <text:p>6666</text:p>
          </table:table-cell>
          <table:table-cell table:formula="of:=ROUND([.K19]/[.H19]; 0)"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,85</text:p>
          </table:table-cell>
          <table:table-cell table:formula="of:=[.B20]*QUOTIENT(3000;[.C20])" office:value-type="float" office:value="7058" calcext:value-type="float">
            <text:p>7058</text:p>
          </table:table-cell>
          <table:table-cell table:formula="of:=ROUND([.D20]/[.A20]; 0)" office:value-type="float" office:value="2353" calcext:value-type="float">
            <text:p>235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2" calcext:value-type="float">
            <text:p>0,92</text:p>
          </table:table-cell>
          <table:table-cell table:formula="of:=[.I20]*QUOTIENT(3000;[.J20])" office:value-type="float" office:value="6520" calcext:value-type="float">
            <text:p>6520</text:p>
          </table:table-cell>
          <table:table-cell table:formula="of:=ROUND([.K20]/[.H20]; 0)" office:value-type="float" office:value="1630" calcext:value-type="float">
            <text:p>163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formula="of:=[.B21]*QUOTIENT(3000;[.C21])" office:value-type="float" office:value="8181" calcext:value-type="float">
            <text:p>8181</text:p>
          </table:table-cell>
          <table:table-cell table:formula="of:=ROUND([.D21]/[.A21]; 0)" office:value-type="float" office:value="2727" calcext:value-type="float">
            <text:p>27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,09</text:p>
          </table:table-cell>
          <table:table-cell table:formula="of:=[.I21]*QUOTIENT(3000;[.J21])" office:value-type="float" office:value="8256" calcext:value-type="float">
            <text:p>8256</text:p>
          </table:table-cell>
          <table:table-cell table:formula="of:=ROUND([.K21]/[.H21]; 0)"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,7</text:p>
          </table:table-cell>
          <table:table-cell table:formula="of:=[.B22]*QUOTIENT(3000;[.C22])" office:value-type="float" office:value="7056" calcext:value-type="float">
            <text:p>7056</text:p>
          </table:table-cell>
          <table:table-cell table:formula="of:=ROUND([.D22]/[.A22]; 0)" office:value-type="float" office:value="2352" calcext:value-type="float">
            <text:p>235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.77" calcext:value-type="float">
            <text:p>1,77</text:p>
          </table:table-cell>
          <table:table-cell table:formula="of:=[.I22]*QUOTIENT(3000;[.J22])" office:value-type="float" office:value="6776" calcext:value-type="float">
            <text:p>6776</text:p>
          </table:table-cell>
          <table:table-cell table:formula="of:=ROUND([.K22]/[.H22]; 0)"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88" calcext:value-type="float">
            <text:p>1,88</text:p>
          </table:table-cell>
          <table:table-cell table:formula="of:=[.B23]*QUOTIENT(3000;[.C23])" office:value-type="float" office:value="7975" calcext:value-type="float">
            <text:p>7975</text:p>
          </table:table-cell>
          <table:table-cell table:formula="of:=ROUND([.D23]/[.A23]; 0)" office:value-type="float" office:value="2658" calcext:value-type="float">
            <text:p>265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06" calcext:value-type="float">
            <text:p>2,06</text:p>
          </table:table-cell>
          <table:table-cell table:formula="of:=[.I23]*QUOTIENT(3000;[.J23])" office:value-type="float" office:value="7280" calcext:value-type="float">
            <text:p>7280</text:p>
          </table:table-cell>
          <table:table-cell table:formula="of:=ROUND([.K23]/[.H23]; 0)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05" calcext:value-type="float">
            <text:p>2,05</text:p>
          </table:table-cell>
          <table:table-cell table:formula="of:=[.B24]*QUOTIENT(3000;[.C24])" office:value-type="float" office:value="8778" calcext:value-type="float">
            <text:p>8778</text:p>
          </table:table-cell>
          <table:table-cell table:formula="of:=ROUND([.D24]/[.A24]; 0)" office:value-type="float" office:value="2926" calcext:value-type="float">
            <text:p>29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6" calcext:value-type="float">
            <text:p>2,16</text:p>
          </table:table-cell>
          <table:table-cell table:formula="of:=[.I24]*QUOTIENT(3000;[.J24])" office:value-type="float" office:value="8328" calcext:value-type="float">
            <text:p>8328</text:p>
          </table:table-cell>
          <table:table-cell table:formula="of:=ROUND([.K24]/[.H24]; 0)"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26" calcext:value-type="float">
            <text:p>2,26</text:p>
          </table:table-cell>
          <table:table-cell table:formula="of:=[.B25]*QUOTIENT(3000;[.C25])" office:value-type="float" office:value="10616" calcext:value-type="float">
            <text:p>10616</text:p>
          </table:table-cell>
          <table:table-cell table:formula="of:=ROUND([.D25]/[.A25]; 0)" office:value-type="float" office:value="3539" calcext:value-type="float">
            <text:p>353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55" calcext:value-type="float">
            <text:p>2,55</text:p>
          </table:table-cell>
          <table:table-cell table:formula="of:=[.I25]*QUOTIENT(3000;[.J25])" office:value-type="float" office:value="9408" calcext:value-type="float">
            <text:p>9408</text:p>
          </table:table-cell>
          <table:table-cell table:formula="of:=ROUND([.K25]/[.H25]; 0)"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.49" calcext:value-type="float">
            <text:p>2,49</text:p>
          </table:table-cell>
          <table:table-cell table:formula="of:=[.B26]*QUOTIENT(3000;[.C26])" office:value-type="float" office:value="12040" calcext:value-type="float">
            <text:p>12040</text:p>
          </table:table-cell>
          <table:table-cell table:formula="of:=ROUND([.D26]/[.A26]; 0)" office:value-type="float" office:value="4013" calcext:value-type="float">
            <text:p>40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67" calcext:value-type="float">
            <text:p>2,67</text:p>
          </table:table-cell>
          <table:table-cell table:formula="of:=[.I26]*QUOTIENT(3000;[.J26])" office:value-type="float" office:value="11230" calcext:value-type="float">
            <text:p>11230</text:p>
          </table:table-cell>
          <table:table-cell table:formula="of:=ROUND([.K26]/[.H26]; 0)"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.41" calcext:value-type="float">
            <text:p>3,41</text:p>
          </table:table-cell>
          <table:table-cell table:formula="of:=[.B27]*QUOTIENT(3000;[.C27])" office:value-type="float" office:value="17580" calcext:value-type="float">
            <text:p>17580</text:p>
          </table:table-cell>
          <table:table-cell table:formula="of:=ROUND([.D27]/[.A27]; 0)" office:value-type="float" office:value="5860" calcext:value-type="float">
            <text:p>586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,8</text:p>
          </table:table-cell>
          <table:table-cell table:formula="of:=[.I27]*QUOTIENT(3000;[.J27])" office:value-type="float" office:value="15780" calcext:value-type="float">
            <text:p>15780</text:p>
          </table:table-cell>
          <table:table-cell table:formula="of:=ROUND([.K27]/[.H27]; 0)"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.88" calcext:value-type="float">
            <text:p>5,88</text:p>
          </table:table-cell>
          <table:table-cell table:formula="of:=[.B28]*QUOTIENT(3000;[.C28])" office:value-type="float" office:value="20400" calcext:value-type="float">
            <text:p>20400</text:p>
          </table:table-cell>
          <table:table-cell table:formula="of:=ROUND([.D28]/[.A28]; 0)" office:value-type="float" office:value="6800" calcext:value-type="float">
            <text:p>68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.48" calcext:value-type="float">
            <text:p>6,48</text:p>
          </table:table-cell>
          <table:table-cell table:formula="of:=[.I28]*QUOTIENT(3000;[.J28])" office:value-type="float" office:value="18480" calcext:value-type="float">
            <text:p>18480</text:p>
          </table:table-cell>
          <table:table-cell table:formula="of:=ROUND([.K28]/[.H28]; 0)" office:value-type="float" office:value="4620" calcext:value-type="float">
            <text:p>46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.24" calcext:value-type="float">
            <text:p>8,24</text:p>
          </table:table-cell>
          <table:table-cell table:formula="of:=[.B29]*QUOTIENT(3000;[.C29])" office:value-type="float" office:value="21840" calcext:value-type="float">
            <text:p>21840</text:p>
          </table:table-cell>
          <table:table-cell table:formula="of:=ROUND([.D29]/[.A29]; 0)" office:value-type="float" office:value="7280" calcext:value-type="float">
            <text:p>728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.94" calcext:value-type="float">
            <text:p>8,94</text:p>
          </table:table-cell>
          <table:table-cell table:formula="of:=[.I29]*QUOTIENT(3000;[.J29])" office:value-type="float" office:value="20100" calcext:value-type="float">
            <text:p>20100</text:p>
          </table:table-cell>
          <table:table-cell table:formula="of:=ROUND([.K29]/[.H29]; 0)" office:value-type="float" office:value="5025" calcext:value-type="float">
            <text:p>5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1.51" calcext:value-type="float">
            <text:p>11,51</text:p>
          </table:table-cell>
          <table:table-cell table:formula="of:=[.B30]*QUOTIENT(3000;[.C30])" office:value-type="float" office:value="20800" calcext:value-type="float">
            <text:p>20800</text:p>
          </table:table-cell>
          <table:table-cell table:formula="of:=ROUND([.D30]/[.A30]; 0)" office:value-type="float" office:value="6933" calcext:value-type="float">
            <text:p>69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2.26" calcext:value-type="float">
            <text:p>12,26</text:p>
          </table:table-cell>
          <table:table-cell table:formula="of:=[.I30]*QUOTIENT(3000;[.J30])" office:value-type="float" office:value="19520" calcext:value-type="float">
            <text:p>19520</text:p>
          </table:table-cell>
          <table:table-cell table:formula="of:=ROUND([.K30]/[.H30]; 0)" office:value-type="float" office:value="4880" calcext:value-type="float">
            <text:p>4880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1000 REPS</text:p>
          </table:table-cell>
          <table:table-cell office:value-type="string" calcext:value-type="string">
            <text:p>3 Iterations</text:p>
          </table:table-cell>
          <table:table-cell office:value-type="string" calcext:value-type="string">
            <text:p>10% CPU/server</text:p>
          </table:table-cell>
          <table:table-cell/>
          <table:table-cell office:value-type="string" calcext:value-type="string">
            <text:p>Reads only workload</text:p>
          </table:table-cell>
          <table:table-cell/>
          <table:table-cell office:value-type="string" calcext:value-type="string">
            <text:p>create table t4 (a bigint primary key, b char(100), c char(100), d char(100), e char(100));</text:p>
          </table:table-cell>
          <table:table-cell office:value-type="string" calcext:value-type="string">
            <text:p>400 database rows</text:p>
          </table:table-cell>
          <table:table-cell office:value-type="string" calcext:value-type="string">
            <text:p>query uniform-distribution(1,400)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#Servers</text:p>
          </table:table-cell>
          <table:table-cell office:value-type="string" calcext:value-type="string">
            <text:p>#Clients</text:p>
          </table:table-cell>
          <table:table-cell office:value-type="string" calcext:value-type="string">
            <text:p>Latency = Time/Client (s)</text:p>
          </table:table-cell>
          <table:table-cell office:value-type="string" calcext:value-type="string">
            <text:p>Total Throughput (Ops/sec)</text:p>
          </table:table-cell>
          <table:table-cell table:style-name="ce1" office:value-type="string" calcext:value-type="string">
            <text:p>Throughput/Node(Ops/sec)</text:p>
          </table:table-cell>
          <table:table-cell table:number-columns-repeated="2"/>
          <table:table-cell office:value-type="string" calcext:value-type="string">
            <text:p>#Servers</text:p>
          </table:table-cell>
          <table:table-cell office:value-type="string" calcext:value-type="string">
            <text:p>#Clients</text:p>
          </table:table-cell>
          <table:table-cell office:value-type="string" calcext:value-type="string">
            <text:p>Latency = Time/Client (s)</text:p>
          </table:table-cell>
          <table:table-cell office:value-type="string" calcext:value-type="string">
            <text:p>Total Throughput (Ops/sec)</text:p>
          </table:table-cell>
          <table:table-cell table:style-name="ce1" office:value-type="string" calcext:value-type="string">
            <text:p>Throughput/Node(Ops/se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18" calcext:value-type="float">
            <text:p>1,18</text:p>
          </table:table-cell>
          <table:table-cell table:formula="of:=[.B37]*QUOTIENT(3000;[.C37])" office:value-type="float" office:value="2542" calcext:value-type="float">
            <text:p>2542</text:p>
          </table:table-cell>
          <table:table-cell table:formula="of:=ROUND([.D37]/[.A37]; 0)" office:value-type="float" office:value="2542" calcext:value-type="float">
            <text:p>25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,56</text:p>
          </table:table-cell>
          <table:table-cell table:formula="of:=[.I37]*QUOTIENT(3000;[.J37])" office:value-type="float" office:value="5357" calcext:value-type="float">
            <text:p>5357</text:p>
          </table:table-cell>
          <table:table-cell table:formula="of:=ROUND([.K37]/[.H37]; 0)"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32" calcext:value-type="float">
            <text:p>2,32</text:p>
          </table:table-cell>
          <table:table-cell table:formula="of:=[.B38]*QUOTIENT(3000;[.C38])" office:value-type="float" office:value="2586" calcext:value-type="float">
            <text:p>2586</text:p>
          </table:table-cell>
          <table:table-cell table:formula="of:=ROUND([.D38]/[.A38]; 0)" office:value-type="float" office:value="2586" calcext:value-type="float">
            <text:p>258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38]*QUOTIENT(3000;[.J38])" office:value-type="float" office:value="6000" calcext:value-type="float">
            <text:p>6000</text:p>
          </table:table-cell>
          <table:table-cell table:formula="of:=ROUND([.K38]/[.H38]; 0)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97" calcext:value-type="float">
            <text:p>2,97</text:p>
          </table:table-cell>
          <table:table-cell table:formula="of:=[.B39]*QUOTIENT(3000;[.C39])" office:value-type="float" office:value="3030" calcext:value-type="float">
            <text:p>3030</text:p>
          </table:table-cell>
          <table:table-cell table:formula="of:=ROUND([.D39]/[.A39]; 0)" office:value-type="float" office:value="3030" calcext:value-type="float">
            <text:p>30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table:formula="of:=[.I39]*QUOTIENT(3000;[.J39])" office:value-type="float" office:value="6426" calcext:value-type="float">
            <text:p>6426</text:p>
          </table:table-cell>
          <table:table-cell table:formula="of:=ROUND([.K39]/[.H39]; 0)"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,75</text:p>
          </table:table-cell>
          <table:table-cell table:formula="of:=[.B40]*QUOTIENT(3000;[.C40])" office:value-type="float" office:value="3200" calcext:value-type="float">
            <text:p>3200</text:p>
          </table:table-cell>
          <table:table-cell table:formula="of:=ROUND([.D40]/[.A40]; 0)" office:value-type="float" office:value="3200" calcext:value-type="float">
            <text:p>32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9" calcext:value-type="float">
            <text:p>1,99</text:p>
          </table:table-cell>
          <table:table-cell table:formula="of:=[.I40]*QUOTIENT(3000;[.J40])" office:value-type="float" office:value="6028" calcext:value-type="float">
            <text:p>6028</text:p>
          </table:table-cell>
          <table:table-cell table:formula="of:=ROUND([.K40]/[.H40]; 0)"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93" calcext:value-type="float">
            <text:p>3,93</text:p>
          </table:table-cell>
          <table:table-cell table:formula="of:=[.B41]*QUOTIENT(3000;[.C41])" office:value-type="float" office:value="3815" calcext:value-type="float">
            <text:p>3815</text:p>
          </table:table-cell>
          <table:table-cell table:formula="of:=ROUND([.D41]/[.A41]; 0)" office:value-type="float" office:value="3815" calcext:value-type="float">
            <text:p>38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24" calcext:value-type="float">
            <text:p>2,24</text:p>
          </table:table-cell>
          <table:table-cell table:formula="of:=[.I41]*QUOTIENT(3000;[.J41])" office:value-type="float" office:value="6695" calcext:value-type="float">
            <text:p>6695</text:p>
          </table:table-cell>
          <table:table-cell table:formula="of:=ROUND([.K41]/[.H41]; 0)"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table:formula="of:=[.B42]*QUOTIENT(3000;[.C42])" office:value-type="float" office:value="4284" calcext:value-type="float">
            <text:p>4284</text:p>
          </table:table-cell>
          <table:table-cell table:formula="of:=ROUND([.D42]/[.A42]; 0)" office:value-type="float" office:value="4284" calcext:value-type="float">
            <text:p>42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.36" calcext:value-type="float">
            <text:p>2,36</text:p>
          </table:table-cell>
          <table:table-cell table:formula="of:=[.I42]*QUOTIENT(3000;[.J42])" office:value-type="float" office:value="7626" calcext:value-type="float">
            <text:p>7626</text:p>
          </table:table-cell>
          <table:table-cell table:formula="of:=ROUND([.K42]/[.H42]; 0)"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49" calcext:value-type="float">
            <text:p>4,49</text:p>
          </table:table-cell>
          <table:table-cell table:formula="of:=[.B43]*QUOTIENT(3000;[.C43])" office:value-type="float" office:value="5344" calcext:value-type="float">
            <text:p>5344</text:p>
          </table:table-cell>
          <table:table-cell table:formula="of:=ROUND([.D43]/[.A43]; 0)" office:value-type="float" office:value="5344" calcext:value-type="float">
            <text:p>53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3" calcext:value-type="float">
            <text:p>2,53</text:p>
          </table:table-cell>
          <table:table-cell table:formula="of:=[.I43]*QUOTIENT(3000;[.J43])" office:value-type="float" office:value="9480" calcext:value-type="float">
            <text:p>9480</text:p>
          </table:table-cell>
          <table:table-cell table:formula="of:=ROUND([.K43]/[.H43]; 0)"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96" calcext:value-type="float">
            <text:p>4,96</text:p>
          </table:table-cell>
          <table:table-cell table:formula="of:=[.B44]*QUOTIENT(3000;[.C45])" office:value-type="float" office:value="4220" calcext:value-type="float">
            <text:p>4220</text:p>
          </table:table-cell>
          <table:table-cell table:formula="of:=ROUND([.D44]/[.A44]; 0)" office:value-type="float" office:value="4220" calcext:value-type="float">
            <text:p>42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82" calcext:value-type="float">
            <text:p>2,82</text:p>
          </table:table-cell>
          <table:table-cell table:formula="of:=[.I44]*QUOTIENT(3000;[.J44])" office:value-type="float" office:value="10630" calcext:value-type="float">
            <text:p>10630</text:p>
          </table:table-cell>
          <table:table-cell table:formula="of:=ROUND([.K44]/[.H44]; 0)" office:value-type="float" office:value="5315" calcext:value-type="float">
            <text:p>53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.1" calcext:value-type="float">
            <text:p>7,1</text:p>
          </table:table-cell>
          <table:table-cell table:formula="of:=[.B45]*QUOTIENT(3000;[.C46])" office:value-type="float" office:value="5400" calcext:value-type="float">
            <text:p>5400</text:p>
          </table:table-cell>
          <table:table-cell table:formula="of:=ROUND([.D45]/[.A45]; 0)" office:value-type="float" office:value="5400" calcext:value-type="float">
            <text:p>54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.16" calcext:value-type="float">
            <text:p>4,16</text:p>
          </table:table-cell>
          <table:table-cell table:formula="of:=[.I45]*QUOTIENT(3000;[.J45])" office:value-type="float" office:value="14420" calcext:value-type="float">
            <text:p>14420</text:p>
          </table:table-cell>
          <table:table-cell table:formula="of:=ROUND([.K45]/[.H45]; 0)" office:value-type="float" office:value="7210" calcext:value-type="float">
            <text:p>72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.1" calcext:value-type="float">
            <text:p>11,1</text:p>
          </table:table-cell>
          <table:table-cell table:formula="of:=[.B46]*QUOTIENT(3000;[.C46])" office:value-type="float" office:value="10800" calcext:value-type="float">
            <text:p>10800</text:p>
          </table:table-cell>
          <table:table-cell table:formula="of:=ROUND([.D46]/[.A46]; 0)" office:value-type="float" office:value="10800" calcext:value-type="float">
            <text:p>108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.66" calcext:value-type="float">
            <text:p>6,66</text:p>
          </table:table-cell>
          <table:table-cell table:formula="of:=[.I46]*QUOTIENT(3000;[.J46])" office:value-type="float" office:value="18000" calcext:value-type="float">
            <text:p>18000</text:p>
          </table:table-cell>
          <table:table-cell table:formula="of:=ROUND([.K46]/[.H46]; 0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.26" calcext:value-type="float">
            <text:p>15,26</text:p>
          </table:table-cell>
          <table:table-cell table:formula="of:=[.B47]*QUOTIENT(3000;[.C47])" office:value-type="float" office:value="11760" calcext:value-type="float">
            <text:p>11760</text:p>
          </table:table-cell>
          <table:table-cell table:formula="of:=ROUND([.D47]/[.A47]; 0)" office:value-type="float" office:value="11760" calcext:value-type="float">
            <text:p>117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I47]*QUOTIENT(3000;[.J47])" office:value-type="float" office:value="18000" calcext:value-type="float">
            <text:p>18000</text:p>
          </table:table-cell>
          <table:table-cell table:formula="of:=ROUND([.K47]/[.H47]; 0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.81" calcext:value-type="float">
            <text:p>19,81</text:p>
          </table:table-cell>
          <table:table-cell table:formula="of:=[.B48]*QUOTIENT(3000;[.C48])" office:value-type="float" office:value="12080" calcext:value-type="float">
            <text:p>12080</text:p>
          </table:table-cell>
          <table:table-cell table:formula="of:=ROUND([.D48]/[.A48]; 0)" office:value-type="float" office:value="12080" calcext:value-type="float">
            <text:p>120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3.57" calcext:value-type="float">
            <text:p>13,57</text:p>
          </table:table-cell>
          <table:table-cell table:formula="of:=[.I48]*QUOTIENT(3000;[.J48])" office:value-type="float" office:value="17680" calcext:value-type="float">
            <text:p>17680</text:p>
          </table:table-cell>
          <table:table-cell table:formula="of:=ROUND([.K48]/[.H48]; 0)" office:value-type="float" office:value="8840" calcext:value-type="float">
            <text:p>884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#Servers</text:p>
          </table:table-cell>
          <table:table-cell office:value-type="string" calcext:value-type="string">
            <text:p>#Clients</text:p>
          </table:table-cell>
          <table:table-cell office:value-type="string" calcext:value-type="string">
            <text:p>Latency = Latency = Time/Client (s)</text:p>
          </table:table-cell>
          <table:table-cell office:value-type="string" calcext:value-type="string">
            <text:p>Total Throughput (Ops/sec)</text:p>
          </table:table-cell>
          <table:table-cell table:style-name="ce1" office:value-type="string" calcext:value-type="string">
            <text:p>Throughput/Node(Ops/sec)</text:p>
          </table:table-cell>
          <table:table-cell table:number-columns-repeated="2"/>
          <table:table-cell office:value-type="string" calcext:value-type="string">
            <text:p>#Servers</text:p>
          </table:table-cell>
          <table:table-cell office:value-type="string" calcext:value-type="string">
            <text:p>#Clients</text:p>
          </table:table-cell>
          <table:table-cell office:value-type="string" calcext:value-type="string">
            <text:p>Latency = Time/Client (s)</text:p>
          </table:table-cell>
          <table:table-cell office:value-type="string" calcext:value-type="string">
            <text:p>Total Throughput (Ops/sec)</text:p>
          </table:table-cell>
          <table:table-cell table:style-name="ce1" office:value-type="string" calcext:value-type="string">
            <text:p>Throughput/Node(Ops/sec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,51</text:p>
          </table:table-cell>
          <table:table-cell table:formula="of:=[.B51]*QUOTIENT(3000;[.C51])" office:value-type="float" office:value="5882" calcext:value-type="float">
            <text:p>5882</text:p>
          </table:table-cell>
          <table:table-cell table:formula="of:=ROUND([.D51]/[.A51]; 0)" office:value-type="float" office:value="1961" calcext:value-type="float">
            <text:p>196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table:formula="of:=[.I51]*QUOTIENT(3000;[.J51])" office:value-type="float" office:value="5084" calcext:value-type="float">
            <text:p>5084</text:p>
          </table:table-cell>
          <table:table-cell table:formula="of:=ROUND([.K51]/[.H51]; 0)"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,97</text:p>
          </table:table-cell>
          <table:table-cell table:formula="of:=[.B52]*QUOTIENT(3000;[.C52])" office:value-type="float" office:value="6184" calcext:value-type="float">
            <text:p>6184</text:p>
          </table:table-cell>
          <table:table-cell table:formula="of:=ROUND([.D52]/[.A52]; 0)" office:value-type="float" office:value="2061" calcext:value-type="float">
            <text:p>206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,12</text:p>
          </table:table-cell>
          <table:table-cell table:formula="of:=[.I52]*QUOTIENT(3000;[.J52])" office:value-type="float" office:value="5356" calcext:value-type="float">
            <text:p>5356</text:p>
          </table:table-cell>
          <table:table-cell table:formula="of:=ROUND([.K52]/[.H52]; 0)" office:value-type="float" office:value="1339" calcext:value-type="float">
            <text:p>133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.27" calcext:value-type="float">
            <text:p>1,27</text:p>
          </table:table-cell>
          <table:table-cell table:formula="of:=[.B53]*QUOTIENT(3000;[.C53])" office:value-type="float" office:value="7086" calcext:value-type="float">
            <text:p>7086</text:p>
          </table:table-cell>
          <table:table-cell table:formula="of:=ROUND([.D53]/[.A53]; 0)" office:value-type="float" office:value="2362" calcext:value-type="float">
            <text:p>23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,48</text:p>
          </table:table-cell>
          <table:table-cell table:formula="of:=[.I53]*QUOTIENT(3000;[.J53])" office:value-type="float" office:value="6081" calcext:value-type="float">
            <text:p>6081</text:p>
          </table:table-cell>
          <table:table-cell table:formula="of:=ROUND([.K53]/[.H53]; 0)"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84" calcext:value-type="float">
            <text:p>1,84</text:p>
          </table:table-cell>
          <table:table-cell table:formula="of:=[.B54]*QUOTIENT(3000;[.C54])" office:value-type="float" office:value="6520" calcext:value-type="float">
            <text:p>6520</text:p>
          </table:table-cell>
          <table:table-cell table:formula="of:=ROUND([.D54]/[.A54]; 0)" office:value-type="float" office:value="2173" calcext:value-type="float">
            <text:p>217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.89" calcext:value-type="float">
            <text:p>1,89</text:p>
          </table:table-cell>
          <table:table-cell table:formula="of:=[.I54]*QUOTIENT(3000;[.J54])" office:value-type="float" office:value="6348" calcext:value-type="float">
            <text:p>6348</text:p>
          </table:table-cell>
          <table:table-cell table:formula="of:=ROUND([.K54]/[.H54]; 0)"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02" calcext:value-type="float">
            <text:p>2,02</text:p>
          </table:table-cell>
          <table:table-cell table:formula="of:=[.B55]*QUOTIENT(3000;[.C55])" office:value-type="float" office:value="7425" calcext:value-type="float">
            <text:p>7425</text:p>
          </table:table-cell>
          <table:table-cell table:formula="of:=ROUND([.D55]/[.A55]; 0)" office:value-type="float" office:value="2475" calcext:value-type="float">
            <text:p>24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05" calcext:value-type="float">
            <text:p>2,05</text:p>
          </table:table-cell>
          <table:table-cell table:formula="of:=[.I55]*QUOTIENT(3000;[.J55])" office:value-type="float" office:value="7315" calcext:value-type="float">
            <text:p>7315</text:p>
          </table:table-cell>
          <table:table-cell table:formula="of:=ROUND([.K55]/[.H55]; 0)"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24" calcext:value-type="float">
            <text:p>2,24</text:p>
          </table:table-cell>
          <table:table-cell table:formula="of:=[.B56]*QUOTIENT(3000;[.C56])" office:value-type="float" office:value="8034" calcext:value-type="float">
            <text:p>8034</text:p>
          </table:table-cell>
          <table:table-cell table:formula="of:=ROUND([.D56]/[.A56]; 0)" office:value-type="float" office:value="2678" calcext:value-type="float">
            <text:p>267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" calcext:value-type="float">
            <text:p>2,1</text:p>
          </table:table-cell>
          <table:table-cell table:formula="of:=[.I56]*QUOTIENT(3000;[.J56])" office:value-type="float" office:value="8568" calcext:value-type="float">
            <text:p>8568</text:p>
          </table:table-cell>
          <table:table-cell table:formula="of:=ROUND([.K56]/[.H56]; 0)"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table:formula="of:=[.B57]*QUOTIENT(3000;[.C57])" office:value-type="float" office:value="9600" calcext:value-type="float">
            <text:p>9600</text:p>
          </table:table-cell>
          <table:table-cell table:formula="of:=ROUND([.D57]/[.A57]; 0)" office:value-type="float" office:value="3200" calcext:value-type="float">
            <text:p>32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47" calcext:value-type="float">
            <text:p>2,47</text:p>
          </table:table-cell>
          <table:table-cell table:formula="of:=[.I57]*QUOTIENT(3000;[.J57])" office:value-type="float" office:value="9712" calcext:value-type="float">
            <text:p>9712</text:p>
          </table:table-cell>
          <table:table-cell table:formula="of:=ROUND([.K57]/[.H57]; 0)"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.67" calcext:value-type="float">
            <text:p>2,67</text:p>
          </table:table-cell>
          <table:table-cell table:formula="of:=[.B58]*QUOTIENT(3000;[.C58])" office:value-type="float" office:value="11230" calcext:value-type="float">
            <text:p>11230</text:p>
          </table:table-cell>
          <table:table-cell table:formula="of:=ROUND([.D58]/[.A58]; 0)" office:value-type="float" office:value="3743" calcext:value-type="float">
            <text:p>37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67" calcext:value-type="float">
            <text:p>2,67</text:p>
          </table:table-cell>
          <table:table-cell table:formula="of:=[.I58]*QUOTIENT(3000;[.J58])" office:value-type="float" office:value="11230" calcext:value-type="float">
            <text:p>11230</text:p>
          </table:table-cell>
          <table:table-cell table:formula="of:=ROUND([.K58]/[.H58]; 0)"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.68" calcext:value-type="float">
            <text:p>3,68</text:p>
          </table:table-cell>
          <table:table-cell table:formula="of:=[.B59]*QUOTIENT(3000;[.C59])" office:value-type="float" office:value="16300" calcext:value-type="float">
            <text:p>16300</text:p>
          </table:table-cell>
          <table:table-cell table:formula="of:=ROUND([.D59]/[.A59]; 0)" office:value-type="float" office:value="5433" calcext:value-type="float">
            <text:p>54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.31" calcext:value-type="float">
            <text:p>3,31</text:p>
          </table:table-cell>
          <table:table-cell table:formula="of:=[.I59]*QUOTIENT(3000;[.J59])" office:value-type="float" office:value="18120" calcext:value-type="float">
            <text:p>18120</text:p>
          </table:table-cell>
          <table:table-cell table:formula="of:=ROUND([.K59]/[.H59]; 0)"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.15" calcext:value-type="float">
            <text:p>6,15</text:p>
          </table:table-cell>
          <table:table-cell table:formula="of:=[.B60]*QUOTIENT(3000;[.C60])" office:value-type="float" office:value="19480" calcext:value-type="float">
            <text:p>19480</text:p>
          </table:table-cell>
          <table:table-cell table:formula="of:=ROUND([.D60]/[.A60]; 0)" office:value-type="float" office:value="6493" calcext:value-type="float">
            <text:p>64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I60]*QUOTIENT(3000;[.J60])" office:value-type="float" office:value="20000" calcext:value-type="float">
            <text:p>20000</text:p>
          </table:table-cell>
          <table:table-cell table:formula="of:=ROUND([.K60]/[.H60]; 0)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.77" calcext:value-type="float">
            <text:p>8,77</text:p>
          </table:table-cell>
          <table:table-cell table:formula="of:=[.B61]*QUOTIENT(3000;[.C61])" office:value-type="float" office:value="20520" calcext:value-type="float">
            <text:p>20520</text:p>
          </table:table-cell>
          <table:table-cell table:formula="of:=ROUND([.D61]/[.A61]; 0)" office:value-type="float" office:value="6840" calcext:value-type="float">
            <text:p>68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9.11" calcext:value-type="float">
            <text:p>9,11</text:p>
          </table:table-cell>
          <table:table-cell table:formula="of:=[.I61]*QUOTIENT(3000;[.J61])" office:value-type="float" office:value="19740" calcext:value-type="float">
            <text:p>19740</text:p>
          </table:table-cell>
          <table:table-cell table:formula="of:=ROUND([.K61]/[.H61]; 0)" office:value-type="float" office:value="4935" calcext:value-type="float">
            <text:p>49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1.89" calcext:value-type="float">
            <text:p>11,89</text:p>
          </table:table-cell>
          <table:table-cell table:formula="of:=[.B62]*QUOTIENT(3000;[.C62])" office:value-type="float" office:value="20160" calcext:value-type="float">
            <text:p>20160</text:p>
          </table:table-cell>
          <table:table-cell table:formula="of:=ROUND([.D62]/[.A62]; 0)" office:value-type="float" office:value="6720" calcext:value-type="float">
            <text:p>67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2.54" calcext:value-type="float">
            <text:p>12,54</text:p>
          </table:table-cell>
          <table:table-cell table:formula="of:=[.I62]*QUOTIENT(3000;[.J62])" office:value-type="float" office:value="19120" calcext:value-type="float">
            <text:p>19120</text:p>
          </table:table-cell>
          <table:table-cell table:formula="of:=ROUND([.K62]/[.H62]; 0)" office:value-type="float" office:value="4780" calcext:value-type="float">
            <text:p>47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-00-0000</text:date>, <text:time style:data-style-name="N2" text:time-value="22:00:36.932297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00:49:11.648853040</meta:creation-date>
    <dc:date>2018-12-14T00:09:20.120003869</dc:date>
    <meta:editing-duration>PT1H45M45S</meta:editing-duration>
    <meta:editing-cycles>8</meta:editing-cycles>
    <meta:generator>LibreOffice/5.1.6.2$Linux_X86_64 LibreOffice_project/10m0$Build-2</meta:generator>
    <meta:document-statistic meta:table-count="1" meta:cell-count="534" meta:object-count="0"/>
  </office:meta>
</office:document-meta>
</file>